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gistrar Cuenta(Consumidor)</text:p>
          </table:table-cell>
          <table:covered-table-cell table:number-columns-repeated="4" table:style-name="ce26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26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/>
          <table:table-cell table:style-name="ce26" table:number-columns-repeated="5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7"/>
          <table:table-cell table:style-name="ce26" table:number-columns-repeated="5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IniciarSesion</text:p>
          </table:table-cell>
          <table:covered-table-cell table:number-columns-repeated="4" table:style-name="ce2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number-columns-repeated="5" table:style-name="ce26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6" table:number-columns-repeated="5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7"/>
          <table:table-cell table:style-name="ce26" table:number-columns-repeated="5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Realizar Queja</text:p>
          </table:table-cell>
          <table:covered-table-cell table:number-columns-repeated="4" table:style-name="ce2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number-columns-repeated="5" table:style-name="ce26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2" calcext:value-type="date">
            <text:p>22/10/2019</text:p>
          </table:table-cell>
          <table:table-cell table:style-name="ce37" office:value-type="float" office:value="1.3" calcext:value-type="float">
            <text:p>1,3</text:p>
          </table:table-cell>
          <table:table-cell office:value-type="string" calcext:value-type="string">
            <text:p>Se elimina el CU Emitir Dictamen del Usuario Coflictuado al no ser una función real del actor más que una actividad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26" office:value-type="string" calcext:value-type="string">
            <text:p>Corección del Diagrama de Actividades y flujo de actividades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26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5" office:value-type="string" calcext:value-type="string" table:number-columns-spanned="5" table:number-rows-spanned="2">
            <text:p>DA:Atender Queja</text:p>
          </table:table-cell>
          <table:covered-table-cell table:number-columns-repeated="4" table:style-name="ce26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covered-table-cell table:number-columns-repeated="5" table:style-name="ce2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26" office:value-type="string" calcext:value-type="string">
            <text:p>Corección del Diagrama de Actividades y flujo de actividade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26" table:number-columns-repeated="5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sponer Queja</text:p>
          </table:table-cell>
          <table:covered-table-cell table:number-columns-repeated="4" table:style-name="ce2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26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26" office:value-type="string" calcext:value-type="string">
            <text:p>Corección del Diagrama de Actividades y flujo de actividade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6"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Crear Caso de Conciliación</text:p>
          </table:table-cell>
          <table:covered-table-cell table:number-columns-repeated="4" table:style-name="ce2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2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26" office:value-type="string" calcext:value-type="string">
            <text:p>Corección del Diagrama de Actividades y flujo de actividades</text:p>
          </table:table-cell>
        </table:table-row>
        <table:table-row table:style-name="ro1">
          <table:table-cell table:number-columns-repeated="12"/>
          <table:table-cell table:style-name="ce26"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Atender Audiencia </text:p>
          </table:table-cell>
          <table:covered-table-cell table:number-columns-repeated="4" table:style-name="ce2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2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26" table:number-columns-repeated="5"/>
        </table:table-row>
        <table:table-row table:style-name="ro1">
          <table:table-cell table:number-columns-repeated="12"/>
          <table:table-cell table:style-name="ce26"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Emitir Dictamen </text:p>
          </table:table-cell>
          <table:covered-table-cell table:number-columns-repeated="4" table:style-name="ce2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2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00:21:01.8930546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3T00:21:34.531512280</dc:date>
    <meta:editing-duration>PT7H42M3S</meta:editing-duration>
    <meta:editing-cycles>56</meta:editing-cycles>
    <meta:generator>LibreOffice/6.2.7.1$Linux_X86_64 LibreOffice_project/20$Build-1</meta:generator>
    <meta:document-statistic meta:table-count="1" meta:cell-count="456" meta:object-count="0"/>
  </office:meta>
</office:document-meta>
</file>